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83B0"/>
    </style:style>
    <style:style style:name="ce3" style:family="table-cell" style:parent-style-name="Default" style:data-style-name="N36"/>
    <style:style style:name="ce4" style:family="table-cell" style:parent-style-name="Default" style:data-style-name="N37">
      <style:table-cell-properties fo:background-color="#81D41A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36">
      <style:table-cell-properties fo:background-color="#81D41A"/>
    </style:style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6.83683333333333cm"/>
    </style:style>
    <style:style style:name="co8" style:family="table-column">
      <style:table-column-properties fo:break-before="auto" style:column-width="4.6355cm"/>
    </style:style>
    <style:style style:name="co9" style:family="table-column">
      <style:table-column-properties fo:break-before="auto" style:column-width="3.19616666666667cm"/>
    </style:style>
    <style:style style:name="co10" style:family="table-column">
      <style:table-column-properties fo:break-before="auto" style:column-width="6.30766666666667cm"/>
    </style:style>
    <style:style style:name="co11" style:family="table-column">
      <style:table-column-properties fo:break-before="auto" style:column-width="4.191cm"/>
    </style:style>
    <style:style style:name="co12" style:family="table-column">
      <style:table-column-properties fo:break-before="auto" style:column-width="6.49816666666667cm"/>
    </style:style>
    <style:style style:name="co13" style:family="table-column">
      <style:table-column-properties fo:break-before="auto" style:column-width="4.296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ptimis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52103.969111456063" table:formula="of:=[.B2]*(1+[.I3])" table:style-name="ce3">
            <text:p>52,103.97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43061.131497071125" table:formula="of:=SUM([.B29];[.B25];[.D22];[.G12];[.B33];[.B37])" table:style-name="ce3">
            <text:p>43,061.13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03" table:style-name="ce4">
            <text:p>3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817.31450962343081" table:formula="of:=SUM([.B29];[.B25];[.D22];[.G12])*[.B32]" table:style-name="ce7">
            <text:p>817.31 €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ustomer sup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costs</text:p>
          </table:table-cell>
          <table:table-cell office:value-type="currency" office:value="15000" table:style-name="ce7">
            <text:p>15,000.00 €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Realista_1" table:style-name="ta2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54411.520410292884" table:formula="of:=[.B2]*(1+[.I3])" table:style-name="ce3">
            <text:p>54,411.52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44968.198686192467" table:formula="of:=SUM([.B29];[.B25];[.D22];[.G12];[.B33];[.B36])" table:style-name="ce3">
            <text:p>44,968.20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1" table:style-name="ce4">
            <text:p>10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2724.3816987447699" table:formula="of:=SUM([.B29];[.B25];[.D22];[.G12])*[.B32]" table:style-name="ce7">
            <text:p>2,724.38 €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stomer sup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costs</text:p>
          </table:table-cell>
          <table:table-cell office:value-type="currency" office:value="15000" table:style-name="ce7">
            <text:p>15,000.00 €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Realista_2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56059.771338033468" table:formula="of:=[.B2]*(1+[.I3])" table:style-name="ce3">
            <text:p>56,059.77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46330.389535564849" table:formula="of:=SUM([.B29];[.B25];[.D22];[.G12];[.B33];[.B36])" table:style-name="ce3">
            <text:p>46,330.39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15" table:style-name="ce4">
            <text:p>15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4086.5725481171539" table:formula="of:=SUM([.B29];[.B25];[.D22];[.G12])*[.B32]" table:style-name="ce7">
            <text:p>4,086.57 €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stomer sup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costs</text:p>
          </table:table-cell>
          <table:table-cell office:value-type="currency" office:value="15000" table:style-name="ce7">
            <text:p>15,000.00 €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Pesimista" table:style-name="ta2"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59356.273193514637" table:formula="of:=[.B2]*(1+[.I3])" table:style-name="ce3">
            <text:p>59,356.27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49054.771234309621" table:formula="of:=SUM([.B29];[.B25];[.D22];[.G12];[.B33];[.B36])" table:style-name="ce3">
            <text:p>49,054.77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25" table:style-name="ce4">
            <text:p>25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6810.9542468619238" table:formula="of:=SUM([.B29];[.B25];[.D22];[.G12])*[.B32]" table:style-name="ce7">
            <text:p>6,810.95 €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stomer sup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costs</text:p>
          </table:table-cell>
          <table:table-cell office:value-type="currency" office:value="15000" table:style-name="ce7">
            <text:p>15,000.00 €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number:percentage-style style:name="N37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Pablo</dc:creator>
    <meta:creation-date>2018-09-15T17:03:04Z</meta:creation-date>
    <dc:date>2019-04-25T23:14:54Z</dc:date>
    <meta:print-date>2019-03-14T19:48:09Z</meta:print-date>
    <meta:editing-cycles>9</meta:editing-cycles>
    <meta:editing-duration>PT1936S</meta:editing-duration>
  </office:meta>
</office:document-meta>
</file>